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  <style:paragraph-properties fo:margin-top="0in" fo:margin-bottom="0in"/>
    </style:style>
    <style:style style:name="P100" style:family="paragraph" style:parent-style-name="Text_20_body" style:list-style-name="L73">
      <style:paragraph-properties fo:margin-top="0in" fo:margin-bottom="0in"/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</style:style>
    <style:style style:name="P138" style:family="paragraph" style:parent-style-name="Text_20_body" style:list-style-name="L111"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  <style:paragraph-properties fo:margin-top="0in" fo:margin-bottom="0in"/>
    </style:style>
    <style:style style:name="P162" style:family="paragraph" style:parent-style-name="Text_20_body" style:list-style-name="L135">
      <style:paragraph-properties fo:margin-top="0in" fo:margin-bottom="0in"/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</style:style>
    <style:style style:name="P165" style:family="paragraph" style:parent-style-name="Text_20_body" style:list-style-name="L138"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</style:style>
    <style:style style:name="P199" style:family="paragraph" style:parent-style-name="Text_20_body" style:list-style-name="L172">
      <style:paragraph-properties fo:margin-top="0in" fo:margin-bottom="0in"/>
    </style:style>
    <style:style style:name="P200" style:family="paragraph" style:parent-style-name="Text_20_body" style:list-style-name="L173">
      <style:paragraph-properties fo:margin-top="0in" fo:margin-bottom="0in"/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  <style:paragraph-properties fo:margin-top="0in" fo:margin-bottom="0in"/>
    </style:style>
    <style:style style:name="P210" style:family="paragraph" style:parent-style-name="Text_20_body" style:list-style-name="L183">
    </style:style>
    <style:style style:name="P211" style:family="paragraph" style:parent-style-name="Text_20_body" style:list-style-name="L184">
    </style:style>
    <style:style style:name="P212" style:family="paragraph" style:parent-style-name="Text_20_body" style:list-style-name="L185">
      <style:paragraph-properties fo:margin-top="0in" fo:margin-bottom="0in"/>
    </style:style>
    <style:style style:name="P213" style:family="paragraph" style:parent-style-name="Text_20_body" style:list-style-name="L186">
      <style:paragraph-properties fo:margin-top="0in" fo:margin-bottom="0in"/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  <style:paragraph-properties fo:margin-top="0in" fo:margin-bottom="0in"/>
    </style:style>
    <style:style style:name="P216" style:family="paragraph" style:parent-style-name="Text_20_body" style:list-style-name="L189">
    </style:style>
    <style:style style:name="P217" style:family="paragraph" style:parent-style-name="Text_20_body" style:list-style-name="L190"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</style:style>
    <style:style style:name="P253" style:family="paragraph" style:parent-style-name="Text_20_body" style:list-style-name="L226">
    </style:style>
    <style:style style:name="P254" style:family="paragraph" style:parent-style-name="Text_20_body" style:list-style-name="L227">
    </style:style>
    <style:style style:name="P255" style:family="paragraph" style:parent-style-name="Text_20_body" style:list-style-name="L228">
      <style:paragraph-properties fo:margin-top="0in" fo:margin-bottom="0in"/>
    </style:style>
    <style:style style:name="P256" style:family="paragraph" style:parent-style-name="Text_20_body" style:list-style-name="L229">
      <style:paragraph-properties fo:margin-top="0in" fo:margin-bottom="0in"/>
    </style:style>
    <style:style style:name="P257" style:family="paragraph" style:parent-style-name="Text_20_body" style:list-style-name="L230">
      <style:paragraph-properties fo:margin-top="0in" fo:margin-bottom="0in"/>
    </style:style>
    <style:style style:name="P258" style:family="paragraph" style:parent-style-name="Text_20_body" style:list-style-name="L231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2-28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94"><text:span text:style-name="Source_Text">list of floats = jhta.RATIO(df1, df2, price1='Close', price2='Close')</text:span></text:p>
        </text:list-item>
        <text:list-item>
          <text:p text:style-name="P9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9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96"><text:span text:style-name="Source_Text">list of floats = jhta.CP(df1, df2, price1='Close', price2='Close')</text:span></text:p>
        </text:list-item>
        <text:list-item>
          <text:p text:style-name="P9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7"><text:span text:style-name="Source_Text">list of floats = jhta.CRSI(df1, df2, n, price1='Close', price2='Close')</text:span></text:p>
        </text:list-item>
        <text:list-item>
          <text:p text:style-name="P9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8"><text:span text:style-name="Source_Text">list of floats = jhta.CS(df1, df2, price1='Close', price2='Close')</text:span></text:p>
        </text:list-item>
        <text:list-item>
          <text:p text:style-name="P9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0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0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0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0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0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0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1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1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1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1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1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1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2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2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2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2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2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26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7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3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3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3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34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35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36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7"><text:span text:style-name="Source_Text">float = jhta.SLOPE(x1, y1, x2, y2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8"><text:span text:style-name="Source_Text">list of floats = jhta.SLOPES(df, n, price='Close'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9"><text:span text:style-name="Source_Text">float = jhta.ED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40"><text:span text:style-name="Source_Text">list of floats = jhta.ED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43"><text:span text:style-name="Source_Text">list of floats = jhta.APO(df, n_fast, n_slow, price='Close')</text:span></text:p>
        </text:list-item>
        <text:list-item>
          <text:p text:style-name="P143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53"><text:span text:style-name="Source_Text">list of floats = jhta.MFI(df, n, high='High', low='Low', close='Close', volume='Volume')</text:span></text:p>
        </text:list-item>
        <text:list-item>
          <text:p text:style-name="P153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56"><text:span text:style-name="Source_Text">list of floats = jhta.MOM(df, n, price='Close')</text:span></text:p>
        </text:list-item>
        <text:list-item>
          <text:p text:style-name="P15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60"><text:span text:style-name="Source_Text">list of floats = jhta.RMI(df, n, price='Close')</text:span></text:p>
        </text:list-item>
        <text:list-item>
          <text:p text:style-name="P16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61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62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63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64"><text:span text:style-name="Source_Text">list of floats = jhta.ROCR100(df, n, price='Close')</text:span></text:p>
        </text:list-item>
        <text:list-item>
          <text:p text:style-name="P16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65"><text:span text:style-name="Source_Text">list of floats = jhta.RSI(df, n, price='Close')</text:span></text:p>
        </text:list-item>
        <text:list-item>
          <text:p text:style-name="P16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66"><text:span text:style-name="Source_Text">list of floats = jhta.STOCH(df, n, price='Close')</text:span></text:p>
        </text:list-item>
        <text:list-item>
          <text:p text:style-name="P16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VHF | Vertical Horizontal Filter | DONE</text:h>
      <text:list text:style-name="L144">
        <text:list-item>
          <text:p text:style-name="P171"><text:span text:style-name="Source_Text">list of floats = jhta.VHF(df, n, price='Close')</text:span></text:p>
        </text:list-item>
        <text:list-item>
          <text:p text:style-name="P171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5">
        <text:list-item>
          <text:p text:style-name="P172"><text:span text:style-name="Source_Text">list of floats = jhta.WILLR(df, n, high='High', low='Low', close='Close')</text:span></text:p>
        </text:list-item>
        <text:list-item>
          <text:p text:style-name="P172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6">
        <text:list-item>
          <text:p text:style-name="P173"><text:span text:style-name="Source_Text">dict of lists of floats = jhta.BBANDS(df, n, f=2, high='High', low='Low', close='Close')</text:span></text:p>
        </text:list-item>
        <text:list-item>
          <text:p text:style-name="P173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7">
        <text:list-item>
          <text:p text:style-name="P174"><text:span text:style-name="Source_Text">list of floats = jhta.BBANDW(df, n, f=2, high='High', low='Low', close='Close')</text:span></text:p>
        </text:list-item>
        <text:list-item>
          <text:p text:style-name="P174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8">
        <text:list-item>
  </text:list-item>
      </text:list>
      <text:p text:style-name="Horizontal_20_Line"/>
      <text:h text:style-name="Heading_20_4" text:outline-level="4">EMA | Exponential Moving Average | DONE</text:h>
      <text:list text:style-name="L149">
        <text:list-item>
          <text:p text:style-name="P176"><text:span text:style-name="Source_Text">list of floats = jhta.EMA(df, n, price='Close')</text:span></text:p>
        </text:list-item>
        <text:list-item>
          <text:p text:style-name="P176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0">
        <text:list-item>
          <text:p text:style-name="P177"><text:span text:style-name="Source_Text">dict of lists of floats = jhta.ENVP(df, pct=.01, price='Close')</text:span></text:p>
        </text:list-item>
        <text:list-item>
          <text:p text:style-name="P177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1">
        <text:list-item>
  </text:list-item>
      </text:list>
      <text:p text:style-name="Horizontal_20_Line"/>
      <text:h text:style-name="Heading_20_4" text:outline-level="4">MA | Moving Average |</text:h>
      <text:list text:style-name="L152">
        <text:list-item>
  </text:list-item>
      </text:list>
      <text:p text:style-name="Horizontal_20_Line"/>
      <text:h text:style-name="Heading_20_4" text:outline-level="4">MAMA | MESA Adaptive Moving Average |</text:h>
      <text:list text:style-name="L153">
        <text:list-item>
  </text:list-item>
      </text:list>
      <text:p text:style-name="Horizontal_20_Line"/>
      <text:h text:style-name="Heading_20_4" text:outline-level="4">MAVP | Moving Average with Variable Period |</text:h>
      <text:list text:style-name="L154">
        <text:list-item>
  </text:list-item>
      </text:list>
      <text:p text:style-name="Horizontal_20_Line"/>
      <text:h text:style-name="Heading_20_4" text:outline-level="4">MIDPOINT | MidPoint over period | DONE</text:h>
      <text:list text:style-name="L155">
        <text:list-item>
          <text:p text:style-name="P182"><text:span text:style-name="Source_Text">list of floats = jhta.MIDPOINT(df, n, price='Close')</text:span></text:p>
        </text:list-item>
        <text:list-item>
          <text:p text:style-name="P182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6">
        <text:list-item>
          <text:p text:style-name="P183"><text:span text:style-name="Source_Text">list of floats = jhta.MIDPRICE(df, n, high='High', low='Low')</text:span></text:p>
        </text:list-item>
        <text:list-item>
          <text:p text:style-name="P183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7">
        <text:list-item>
          <text:p text:style-name="P184"><text:span text:style-name="Source_Text">list of floats = jhta.MMR(df, n=200, price='Close')</text:span></text:p>
        </text:list-item>
        <text:list-item>
          <text:p text:style-name="P184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8">
        <text:list-item>
          <text:p text:style-name="P185"><text:span text:style-name="Source_Text">list of floats = jhta.SAR(df, af_step=.02, af_max=.2, high='High', low='Low')</text:span></text:p>
        </text:list-item>
        <text:list-item>
          <text:p text:style-name="P185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9">
        <text:list-item>
  </text:list-item>
      </text:list>
      <text:p text:style-name="Horizontal_20_Line"/>
      <text:h text:style-name="Heading_20_4" text:outline-level="4">SMA | Simple Moving Average | DONE</text:h>
      <text:list text:style-name="L160">
        <text:list-item>
          <text:p text:style-name="P187"><text:span text:style-name="Source_Text">list of floats = jhta.SMA(df, n, price='Close')</text:span></text:p>
        </text:list-item>
        <text:list-item>
          <text:p text:style-name="P187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1">
        <text:list-item>
  </text:list-item>
      </text:list>
      <text:p text:style-name="Horizontal_20_Line"/>
      <text:h text:style-name="Heading_20_4" text:outline-level="4">TEMA | Triple Exponential Moving Average |</text:h>
      <text:list text:style-name="L162">
        <text:list-item>
  </text:list-item>
      </text:list>
      <text:p text:style-name="Horizontal_20_Line"/>
      <text:h text:style-name="Heading_20_4" text:outline-level="4">TRIMA | Triangular Moving Average | DONE</text:h>
      <text:list text:style-name="L163">
        <text:list-item>
          <text:p text:style-name="P190"><text:span text:style-name="Source_Text">list of floats = jhta.TRIMA(df, n, price='Close')</text:span></text:p>
        </text:list-item>
        <text:list-item>
          <text:p text:style-name="P190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4">
        <text:list-item>
          <text:p text:style-name="P191"><text:span text:style-name="Source_Text">list of floats = jhta.VAMA(df, n, price='Close', volume='Volume')</text:span></text:p>
        </text:list-item>
        <text:list-item>
          <text:p text:style-name="P191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5">
        <text:list-item>
  </text:list-item>
      </text:list>
      <text:p text:style-name="Horizontal_20_Line"/>
      <text:h text:style-name="Heading_20_4" text:outline-level="4">WWMA | Welles Wilder Moving Average | DONE</text:h>
      <text:list text:style-name="L166">
        <text:list-item>
          <text:p text:style-name="P193"><text:span text:style-name="Source_Text">list of floats = jhta.WWMA(df, n, price='Close')</text:span></text:p>
        </text:list-item>
        <text:list-item>
          <text:p text:style-name="P193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7">
        <text:list-item>
          <text:p text:style-name="P194"><text:span text:style-name="Source_Text">list of floats = jhta.WWS(df, n, price='Close')</text:span></text:p>
        </text:list-item>
        <text:list-item>
          <text:p text:style-name="P194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8">
        <text:list-item>
          <text:p text:style-name="P195"><text:span text:style-name="Source_Text">list of floats = jhta.AVGPRICE(df, open='Open', high='High', low='Low', close='Close')</text:span></text:p>
        </text:list-item>
        <text:list-item>
          <text:p text:style-name="P195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9">
        <text:list-item>
          <text:p text:style-name="P196"><text:span text:style-name="Source_Text">list of floats = jhta.MEDPRICE(df, high='High', low='Low')</text:span></text:p>
        </text:list-item>
        <text:list-item>
          <text:p text:style-name="P196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0">
        <text:list-item>
          <text:p text:style-name="P197"><text:span text:style-name="Source_Text">list of floats = jhta.TYPPRICE(df, high='High', low='Low', close='Close')</text:span></text:p>
        </text:list-item>
        <text:list-item>
          <text:p text:style-name="P197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1">
        <text:list-item>
          <text:p text:style-name="P198"><text:span text:style-name="Source_Text">list of floats = jhta.WCLPRICE(df, high='High', low='Low', close='Close')</text:span></text:p>
        </text:list-item>
        <text:list-item>
          <text:p text:style-name="P198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2">
        <text:list-item>
          <text:p text:style-name="P199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3">
        <text:list-item>
          <text:p text:style-name="P200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4">
        <text:list-item>
          <text:p text:style-name="P201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5">
        <text:list-item>
          <text:p text:style-name="P202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6">
        <text:list-item>
          <text:p text:style-name="P203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7">
        <text:list-item>
          <text:p text:style-name="P204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8">
        <text:list-item>
          <text:p text:style-name="P205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9">
        <text:list-item>
          <text:p text:style-name="P206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0">
        <text:list-item>
          <text:p text:style-name="P207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1">
        <text:list-item>
          <text:p text:style-name="P208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2">
        <text:list-item>
          <text:p text:style-name="P209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3">
        <text:list-item>
          <text:p text:style-name="P210"><text:span text:style-name="Source_Text">float = jhta.COV(x_list, y_list)</text:span></text:p>
        </text:list-item>
        <text:list-item>
          <text:p text:style-name="P21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4">
        <text:list-item>
          <text:p text:style-name="P211"><text:span text:style-name="Source_Text">list of floats = jhta.COVARIANCE(df1, df2, n, price1='Close', price2='Close')</text:span></text:p>
        </text:list-item>
        <text:list-item>
          <text:p text:style-name="P21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5">
        <text:list-item>
          <text:p text:style-name="P212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6">
        <text:list-item>
          <text:p text:style-name="P213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7">
        <text:list-item>
          <text:p text:style-name="P214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8">
        <text:list-item>
          <text:p text:style-name="P215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9">
        <text:list-item>
          <text:p text:style-name="P216"><text:span text:style-name="Source_Text">float = jhta.R2(x_list, y_list)</text:span></text:p>
        </text:list-item>
        <text:list-item>
          <text:p text:style-name="P216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0">
        <text:list-item>
          <text:p text:style-name="P217"><text:span text:style-name="Source_Text">list of floats = jhta.RSQUARED(df1, df2, n, price1='Close', price2='Close')</text:span></text:p>
        </text:list-item>
        <text:list-item>
          <text:p text:style-name="P217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1">
        <text:list-item>
          <text:p text:style-name="P218"><text:span text:style-name="Source_Text">dict of lists of floats = jhta.REGRESSION(x_list, y_list)</text:span></text:p>
        </text:list-item>
        <text:list-item>
          <text:p text:style-name="P218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2">
        <text:list-item>
          <text:p text:style-name="P219"><text:span text:style-name="Source_Text">float = jhta.SSE(x_list, y_list)</text:span></text:p>
        </text:list-item>
        <text:list-item>
          <text:p text:style-name="P219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3">
        <text:list-item>
          <text:p text:style-name="P220"><text:span text:style-name="Source_Text">float = jhta.SEE(x_list, y_list)</text:span></text:p>
        </text:list-item>
        <text:list-item>
          <text:p text:style-name="P220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4">
        <text:list-item>
          <text:p text:style-name="P221"><text:span text:style-name="Source_Text">float = jhta.PSEE(x_list, y_list)</text:span></text:p>
        </text:list-item>
        <text:list-item>
          <text:p text:style-name="P22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5">
        <text:list-item>
          <text:p text:style-name="P222"><text:span text:style-name="Source_Text">list of floats = jhta.LSMA(df, n, price='Close')</text:span></text:p>
        </text:list-item>
        <text:list-item>
          <text:p text:style-name="P222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6">
        <text:list-item>
          <text:p text:style-name="P223"><text:span text:style-name="Source_Text">float = jhta.BETA(x_list, y_list)</text:span></text:p>
        </text:list-item>
        <text:list-item>
          <text:p text:style-name="P22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7">
        <text:list-item>
          <text:p text:style-name="P224"><text:span text:style-name="Source_Text">list of floats = jhta.BETAS(df1, df2, n, price1='Close', price2='Close')</text:span></text:p>
        </text:list-item>
        <text:list-item>
          <text:p text:style-name="P22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8">
        <text:list-item>
          <text:p text:style-name="P225"><text:span text:style-name="Source_Text">list of floats = jhta.LSR(df, price='Close', predictions_int=0)</text:span></text:p>
        </text:list-item>
        <text:list-item>
          <text:p text:style-name="P225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9">
        <text:list-item>
          <text:p text:style-name="P226"><text:span text:style-name="Source_Text">list of floats = jhta.SLR(df, price='Close', predictions_int=0)</text:span></text:p>
        </text:list-item>
        <text:list-item>
          <text:p text:style-name="P226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0">
        <text:list-item>
          <text:p text:style-name="P227"><text:span text:style-name="Source_Text">float = jhta.HR(hit_trades_int, total_trades_int)</text:span></text:p>
        </text:list-item>
        <text:list-item>
          <text:p text:style-name="P227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1">
        <text:list-item>
          <text:p text:style-name="P228"><text:span text:style-name="Source_Text">float = jhta.PLR(mean_trade_profit_float, mean_trade_loss_float)</text:span></text:p>
        </text:list-item>
        <text:list-item>
          <text:p text:style-name="P228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2">
        <text:list-item>
          <text:p text:style-name="P229"><text:span text:style-name="Source_Text">float = jhta.EV(hitrade_float, mean_trade_profit_float, mean_trade_loss_float)</text:span></text:p>
        </text:list-item>
        <text:list-item>
          <text:p text:style-name="P229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3">
        <text:list-item>
          <text:p text:style-name="P230"><text:span text:style-name="Source_Text">int = jhta.POR(hitrade_float, profit_loss_ratio_float)</text:span></text:p>
        </text:list-item>
        <text:list-item>
          <text:p text:style-name="P230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4">
        <text:list-item>
          <text:p text:style-name="P231"><text:span text:style-name="Source_Text">float = jhta.BPPS(trade_start_price, trade_end_price, trade_start_timestamp, trade_end_timestamp)</text:span></text:p>
        </text:list-item>
        <text:list-item>
          <text:p text:style-name="P231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5">
        <text:list-item>
          <text:p text:style-name="P232"><text:span text:style-name="Source_Text">list of floats = jhta.RET(df, price='Close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6">
        <text:list-item>
          <text:p text:style-name="P233"><text:span text:style-name="Source_Text">list of floats = jhta.RETS(df, price='Close'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7">
        <text:list-item>
          <text:p text:style-name="P234"><text:span text:style-name="Source_Text">list of floats = jhta.PRET(df, price='Close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8">
        <text:list-item>
          <text:p text:style-name="P235"><text:span text:style-name="Source_Text">list of floats = jhta.PRETS(df, price='Close')</text:span></text:p>
        </text:list-item>
        <text:list-item>
          <text:p text:style-name="P235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9">
        <text:list-item>
          <text:p text:style-name="P236"><text:span text:style-name="Source_Text">list of floats = jhta.AEM(df, high='High', low='Low', volume='Volume')</text:span></text:p>
        </text:list-item>
        <text:list-item>
          <text:p text:style-name="P236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0">
        <text:list-item>
          <text:p text:style-name="P237"><text:span text:style-name="Source_Text">list of floats = jhta.ATR(df, n, high='High', low='Low', close='Close')</text:span></text:p>
        </text:list-item>
        <text:list-item>
          <text:p text:style-name="P237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1">
        <text:list-item>
  </text:list-item>
      </text:list>
      <text:p text:style-name="Horizontal_20_Line"/>
      <text:h text:style-name="Heading_20_4" text:outline-level="4">RVI | Relative Volatility Index | DONE</text:h>
      <text:list text:style-name="L212">
        <text:list-item>
          <text:p text:style-name="P239"><text:span text:style-name="Source_Text">list of floats = jhta.RVI(df, n, high='High', low='Low')</text:span></text:p>
        </text:list-item>
        <text:list-item>
          <text:p text:style-name="P239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3">
        <text:list-item>
          <text:p text:style-name="P240"><text:span text:style-name="Source_Text">list of floats = jhta.RVIOC(df, n, price='Close')</text:span></text:p>
        </text:list-item>
        <text:list-item>
          <text:p text:style-name="P240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4">
        <text:list-item>
          <text:p text:style-name="P241"><text:span text:style-name="Source_Text">list of floats = jhta.INERTIA(df, n, price='Close')</text:span></text:p>
        </text:list-item>
        <text:list-item>
          <text:p text:style-name="P241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5">
        <text:list-item>
          <text:p text:style-name="P242"><text:span text:style-name="Source_Text">list of floats = jhta.PRANGE(df, n, max_price='High', min_price='Low')</text:span></text:p>
        </text:list-item>
        <text:list-item>
          <text:p text:style-name="P242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6">
        <text:list-item>
          <text:p text:style-name="P243"><text:span text:style-name="Source_Text">list of floats = jhta.TRANGE(df, high='High', low='Low', close='Close')</text:span></text:p>
        </text:list-item>
        <text:list-item>
          <text:p text:style-name="P24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4" text:outline-level="4">DVOLA | Daily Volatility | DONE</text:h>
      <text:list text:style-name="L217">
        <text:list-item>
          <text:p text:style-name="P244"><text:span text:style-name="Source_Text">list of floats = jhta.DVOLA(df, n=30, price='Close')</text:span></text:p>
        </text:list-item>
        <text:list-item>
          <text:p text:style-name="P244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4" text:outline-level="4">AVOLA | Annual Volatility | DONE</text:h>
      <text:list text:style-name="L218">
        <text:list-item>
          <text:p text:style-name="P245"><text:span text:style-name="Source_Text">list of floats = jhta.AVOLA(df, n=30, na=252, price='Close')</text:span></text:p>
        </text:list-item>
        <text:list-item>
          <text:p text:style-name="P245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9">
        <text:list-item>
          <text:p text:style-name="P246"><text:span text:style-name="Source_Text">list of floats = jhta.AD(df, high='High', low='Low', close='Close', volume='Volume')</text:span></text:p>
        </text:list-item>
        <text:list-item>
          <text:p text:style-name="P24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20">
        <text:list-item>
  </text:list-item>
      </text:list>
      <text:p text:style-name="Horizontal_20_Line"/>
      <text:h text:style-name="Heading_20_4" text:outline-level="4">MFAI | Market Facilitation Index | DONE</text:h>
      <text:list text:style-name="L221">
        <text:list-item>
          <text:p text:style-name="P248"><text:span text:style-name="Source_Text">list of floats = jhta.MFAI(df, high='High', low='Low', volume='Volume')</text:span></text:p>
        </text:list-item>
        <text:list-item>
          <text:p text:style-name="P248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2">
        <text:list-item>
          <text:p text:style-name="P249"><text:span text:style-name="Source_Text">list of floats = jhta.NVI(df, price='Close', volume='Volume')</text:span></text:p>
        </text:list-item>
        <text:list-item>
          <text:p text:style-name="P249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3">
        <text:list-item>
          <text:p text:style-name="P250"><text:span text:style-name="Source_Text">list of floats = jhta.OBV(df, close='Close', volume='Volume')</text:span></text:p>
        </text:list-item>
        <text:list-item>
          <text:p text:style-name="P250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4">
        <text:list-item>
          <text:p text:style-name="P251"><text:span text:style-name="Source_Text">list of ints = jhta.PVR(df, price='Close', volume='Volume')</text:span></text:p>
        </text:list-item>
        <text:list-item>
          <text:p text:style-name="P251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5">
        <text:list-item>
          <text:p text:style-name="P252"><text:span text:style-name="Source_Text">list of floats = jhta.PVT(df, price='Close', volume='Volume')</text:span></text:p>
        </text:list-item>
        <text:list-item>
          <text:p text:style-name="P252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6">
        <text:list-item>
          <text:p text:style-name="P253"><text:span text:style-name="Source_Text">list of floats = jhta.PVI(df, price='Close', volume='Volume')</text:span></text:p>
        </text:list-item>
        <text:list-item>
          <text:p text:style-name="P253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7">
        <text:list-item>
          <text:p text:style-name="P254"><text:span text:style-name="Source_Text">list of floats = jhta.VWAP(df, open='Open', high='High', low='Low', close='Close', volume='Volume')</text:span></text:p>
        </text:list-item>
        <text:list-item>
          <text:p text:style-name="P254">book: An Introduction to Algorithmic Trading</text:p>
        </text:list-item>
      </text:list>
      <text:p text:style-name="Horizontal_20_Line"/>
      <text:h text:style-name="Heading_20_2" text:outline-level="2">Notebooks</text:h>
      <text:list text:style-name="L228">
        <text:list-item>
          <text:p text:style-name="P255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Dollar Cost Averaging Discount DCAD</text:h>
      <text:list text:style-name="L229">
        <text:list-item>
          <text:p text:style-name="P256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30">
        <text:list-item>
          <text:p text:style-name="P257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31">
        <text:list-item>
          <text:p text:style-name="P258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